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Avenir" svg:font-family="Avenir, 'lucida grande', tahoma, verdan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adornments="Italique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489cm" table:align="left"/>
    </style:style>
    <style:style style:name="Tableau1.A" style:family="table-column">
      <style:table-column-properties style:column-width="3.776cm"/>
    </style:style>
    <style:style style:name="Tableau1.B" style:family="table-column">
      <style:table-column-properties style:column-width="7.243cm"/>
    </style:style>
    <style:style style:name="Tableau1.C" style:family="table-column">
      <style:table-column-properties style:column-width="5.47cm"/>
    </style:style>
    <style:style style:name="Tableau1.A1" style:family="table-cell">
      <style:table-cell-properties style:vertical-align="middle" fo:padding="0.176cm" fo:border="1pt solid #000000"/>
    </style:style>
    <style:style style:name="Tableau1.A2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1.873cm"/>
    </style:style>
    <style:style style:name="Tableau5.B" style:family="table-column">
      <style:table-column-properties style:column-width="1.064cm"/>
    </style:style>
    <style:style style:name="Tableau5.C" style:family="table-column">
      <style:table-column-properties style:column-width="10.403cm"/>
    </style:style>
    <style:style style:name="Tableau5.D" style:family="table-column">
      <style:table-column-properties style:column-width="3.66cm"/>
    </style:style>
    <style:style style:name="Tableau5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2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1fbc" officeooo:paragraph-rsid="00221fbc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2fa84" officeooo:paragraph-rsid="0022fa84" style:text-blinking="false" fo:background-color="transparent" style:font-weight-asian="normal" style:font-weight-complex="normal"/>
    </style:style>
    <style:style style:name="P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3ba4d" officeooo:paragraph-rsid="0023ba4d" style:text-blinking="false" fo:background-color="transparent" style:font-weight-asian="normal" style:font-weight-complex="normal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6fda80" officeooo:paragraph-rsid="006fda80" style:text-blinking="false" fo:background-color="transparent" style:font-weight-asian="normal" style:font-weight-complex="normal"/>
    </style:style>
    <style:style style:name="P9" style:family="paragraph" style:parent-style-name="Table_20_Contents">
      <style:paragraph-properties fo:margin-top="0cm" fo:margin-bottom="0cm" loext:contextual-spacing="false" fo:line-height="120%" style:writing-mode="lr-tb"/>
    </style:style>
    <style:style style:name="P10" style:family="paragraph" style:parent-style-name="Text_20_body">
      <style:text-properties fo:font-weight="normal"/>
    </style:style>
    <style:style style:name="P11" style:family="paragraph" style:parent-style-name="Text_20_body">
      <style:text-properties officeooo:rsid="00221fbc" officeooo:paragraph-rsid="00221fbc"/>
    </style:style>
    <style:style style:name="P12" style:family="paragraph" style:parent-style-name="Text_20_body">
      <style:text-properties officeooo:rsid="0022a2e6" officeooo:paragraph-rsid="0022a2e6"/>
    </style:style>
    <style:style style:name="P13" style:family="paragraph" style:parent-style-name="Text_20_body">
      <style:text-properties officeooo:rsid="0022fa84" officeooo:paragraph-rsid="0022fa84"/>
    </style:style>
    <style:style style:name="P14" style:family="paragraph" style:parent-style-name="Text_20_body">
      <style:text-properties officeooo:rsid="006fda80" officeooo:paragraph-rsid="006fda80"/>
    </style:style>
    <style:style style:name="P1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1fbc" officeooo:paragraph-rsid="00221fbc" style:text-blinking="false" fo:background-color="transparent"/>
    </style:style>
    <style:style style:name="P1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1fbc" officeooo:paragraph-rsid="00221fbc" style:text-blinking="false" fo:background-color="transparent"/>
    </style:style>
    <style:style style:name="P20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rsid="0023ba4d" officeooo:paragraph-rsid="0023ba4d"/>
    </style:style>
    <style:style style:name="P21" style:family="paragraph" style:parent-style-name="Text_20_body" style:list-style-name="L37">
      <style:paragraph-properties fo:margin-top="0cm" fo:margin-bottom="0cm" loext:contextual-spacing="false" fo:line-height="138%" fo:text-align="justify" style:justify-single-word="false" style:writing-mode="lr-tb"/>
      <style:text-properties officeooo:rsid="0023ba4d" officeooo:paragraph-rsid="0023ba4d"/>
    </style:style>
    <style:style style:name="P2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rsid="0071948f" officeooo:paragraph-rsid="0071948f"/>
    </style:style>
    <style:style style:name="P23" style:family="paragraph" style:parent-style-name="Text_20_body">
      <style:paragraph-properties fo:margin-left="1.251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officeooo:rsid="0023ba4d" officeooo:paragraph-rsid="0023ba4d"/>
    </style:style>
    <style:style style:name="P24" style:family="paragraph" style:parent-style-name="Text_20_body">
      <style:paragraph-properties fo:margin-left="1.251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officeooo:rsid="0071948f" officeooo:paragraph-rsid="0071948f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officeooo:rsid="0023ba4d" officeooo:paragraph-rsid="0023ba4d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officeooo:rsid="0071948f" officeooo:paragraph-rsid="0071948f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1fbc" style:text-blinking="false" fo:background-color="transparent" loext:char-shading-value="0"/>
    </style:style>
    <style:style style:name="T3" style:family="text">
      <style:text-properties fo:font-variant="normal" fo:text-transform="none" fo:color="#666666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fo:font-weight="normal" officeooo:rsid="00221fbc" style:text-blinking="false" fo:background-color="transparent" loext:char-shading-value="0" style:font-name-asian="Noto Serif CJK SC" style:font-size-asian="12pt" style:font-weight-asian="bold" style:font-name-complex="Lohit Devanagari" style:font-size-complex="12pt" style:font-weight-complex="bold"/>
    </style:style>
    <style:style style:name="T6" style:family="text">
      <style:text-properties officeooo:rsid="0022fa84"/>
    </style:style>
    <style:style style:name="T7" style:family="text">
      <style:text-properties officeooo:rsid="0023ba4d"/>
    </style:style>
    <style:style style:name="T8" style:family="text">
      <style:text-properties officeooo:rsid="006fda8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ortfolio IKODI</text:h>
      <text:h text:style-name="Heading_20_2" text:outline-level="2">Présentation</text:h>
      <text:p text:style-name="P12">C’est le site qui doit démontrer aux visiteurs mes compétences en tant que développeur fullstack javascript.</text:p>
      <text:h text:style-name="Heading_20_2" text:outline-level="2">Définition des besoins et des objectifs</text:h>
      <text:p text:style-name="P12">Il est donc nécessaire que le site soit agréable visuellement <text:span text:style-name="T6">avec un design frais,</text:span> dynamique.</text:p>
      <text:p text:style-name="P12">Il faut que le visiteur se sente intéressé dès son arrivée sur le site.</text:p>
      <text:p text:style-name="P12">Les différentes applications développées doivent être disponibles en lien facilement.</text:p>
      <text:p text:style-name="P12">Une description de chaque application doit être également disponible <text:span text:style-name="T6">sur le portefolio</text:span>.</text:p>
      <text:p text:style-name="P12">Le visiteur doit pouvoir interagir avec le portfolio, par exemple jouer à un ou plusieurs jeux développer, pouvoir répondre au formulaire de satisfaction, <text:span text:style-name="T6">il ne doit pas y avoir de temps de latence entre les pages du portfolio.</text:span></text:p>
      <text:p text:style-name="P14">Il doit se passer de choses, prévoir des animations avec delay.</text:p>
      <text:p text:style-name="P13">En plus, il doit y avoir une page de présentation de mon parcours « <text:span text:style-name="T8">about » </text:span>ou le CV sera disponible.</text:p>
      <text:p text:style-name="P13">Les pros du code et le visiteur non initié doivent y voir chacun un intérêt.</text:p>
      <text:h text:style-name="Heading_20_2" text:outline-level="2">Présentation Fonctionnelle</text:h>
      <text:p text:style-name="Text_20_body"/>
      <text:h text:style-name="Heading_20_2" text:outline-level="2">Cibles du projet</text:h>
      <text:p text:style-name="P13">Les cibles du projet sont de deux types, les ingénieurs codeurs professionnels et les visiteurs sans connaissance des langages de programmation.</text:p>
      <text:h text:style-name="Heading_20_2" text:outline-level="2">MVP</text:h>
      <text:h text:style-name="Heading_20_2" text:outline-level="2">Liste des fonctionnalités</text:h>
      <text:h text:style-name="Heading_20_2" text:outline-level="2">User Stories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421612555680">
          <table:table-cell table:style-name="Tableau1.A1" office:value-type="string">
            <text:p text:style-name="P1">En tant que...</text:p>
          </table:table-cell>
          <table:table-cell table:style-name="Tableau1.A1" office:value-type="string">
            <text:p text:style-name="P1">Je veux...</text:p>
          </table:table-cell>
          <table:table-cell table:style-name="Tableau1.A1" office:value-type="string">
            <text:p text:style-name="P1">Afin de ...</text:p>
          </table:table-cell>
        </table:table-row>
        <table:table-row table:style-name="TableLine94421612555680">
          <table:table-cell table:style-name="Tableau1.A2" office:value-type="string">
            <text:p text:style-name="P6">visiteur</text:p>
          </table:table-cell>
          <table:table-cell table:style-name="Tableau1.A2" office:value-type="string">
            <text:p text:style-name="P6"><text:span text:style-name="T7">Qu’il y ait une description claire et succinct </text:span><text:span text:style-name="T8">de l’objectif du site </text:span><text:span text:style-name="T7">sur la </text:span><text:soft-page-break/><text:span text:style-name="T7">page d’accueil.</text:span></text:p>
          </table:table-cell>
          <table:table-cell table:style-name="Tableau1.A2" office:value-type="string">
            <text:p text:style-name="P6">Savoir ou je suis</text:p>
          </table:table-cell>
        </table:table-row>
        <table:table-row table:style-name="TableLine94421612555680">
          <table:table-cell table:style-name="Tableau1.A2" office:value-type="string">
            <text:p text:style-name="P6">visiteur</text:p>
          </table:table-cell>
          <table:table-cell table:style-name="Tableau1.A2" office:value-type="string">
            <text:p text:style-name="P6">Voir des images des applications</text:p>
          </table:table-cell>
          <table:table-cell table:style-name="Tableau1.A2" office:value-type="string">
            <text:p text:style-name="P6"/>
          </table:table-cell>
        </table:table-row>
        <table:table-row table:style-name="TableLine94421612555680">
          <table:table-cell table:style-name="Tableau1.A2" office:value-type="string">
            <text:p text:style-name="P6">visiteur</text:p>
          </table:table-cell>
          <table:table-cell table:style-name="Tableau1.A2" office:value-type="string">
            <text:p text:style-name="P6">Pouvoir me rendre sur les applications en cliquant sur les images</text:p>
          </table:table-cell>
          <table:table-cell table:style-name="Tableau1.A2" office:value-type="string">
            <text:p text:style-name="P6"/>
          </table:table-cell>
        </table:table-row>
        <table:table-row table:style-name="TableLine94421612555680">
          <table:table-cell table:style-name="Tableau1.A2" office:value-type="string">
            <text:p text:style-name="P6">visiteur</text:p>
          </table:table-cell>
          <table:table-cell table:style-name="Tableau1.A2" office:value-type="string">
            <text:p text:style-name="P6">Que le design soit frais et dynamique</text:p>
          </table:table-cell>
          <table:table-cell table:style-name="Tableau1.A2" office:value-type="string">
            <text:p text:style-name="P6"/>
          </table:table-cell>
        </table:table-row>
        <table:table-row table:style-name="TableLine94421612555680">
          <table:table-cell table:style-name="Tableau1.A2" office:value-type="string">
            <text:p text:style-name="P6">visiteur</text:p>
          </table:table-cell>
          <table:table-cell table:style-name="Tableau1.A2" office:value-type="string">
            <text:p text:style-name="P6">Avoir accès à une description de chaque application, son histoire, les technos utilisées.</text:p>
          </table:table-cell>
          <table:table-cell table:style-name="Tableau1.A2" office:value-type="string">
            <text:p text:style-name="P6"/>
          </table:table-cell>
        </table:table-row>
        <table:table-row table:style-name="TableLine94421612555680">
          <table:table-cell table:style-name="Tableau1.A2" office:value-type="string">
            <text:p text:style-name="P7">visiteur</text:p>
          </table:table-cell>
          <table:table-cell table:style-name="Tableau1.A2" office:value-type="string">
            <text:p text:style-name="P7">Les différentes parties du site soient clairement définies.</text:p>
          </table:table-cell>
          <table:table-cell table:style-name="Tableau1.A2" office:value-type="string">
            <text:p text:style-name="P6"/>
          </table:table-cell>
        </table:table-row>
        <table:table-row table:style-name="TableLine94421612555680">
          <table:table-cell table:style-name="Tableau1.A2" office:value-type="string">
            <text:p text:style-name="P8">Pro</text:p>
          </table:table-cell>
          <table:table-cell table:style-name="Tableau1.A2" office:value-type="string">
            <text:p text:style-name="P8">Une cohérence du design</text:p>
          </table:table-cell>
          <table:table-cell table:style-name="Tableau1.A2" office:value-type="string">
            <text:p text:style-name="P6"/>
          </table:table-cell>
        </table:table-row>
        <table:table-row table:style-name="TableLine94421612555680">
          <table:table-cell table:style-name="Tableau1.A2" office:value-type="string">
            <text:p text:style-name="P8">Pro</text:p>
          </table:table-cell>
          <table:table-cell table:style-name="Tableau1.A2" office:value-type="string">
            <text:p text:style-name="P8">Une compatibilité avec différents navigateur.</text:p>
          </table:table-cell>
          <table:table-cell table:style-name="Tableau1.A2" office:value-type="string">
            <text:p text:style-name="P6"/>
          </table:table-cell>
        </table:table-row>
        <table:table-row table:style-name="TableLine94421612555680">
          <table:table-cell table:style-name="Tableau1.A2" office:value-type="string">
            <text:p text:style-name="P8">Pro</text:p>
          </table:table-cell>
          <table:table-cell table:style-name="Tableau1.A2" office:value-type="string">
            <text:p text:style-name="P8">Que les moyens de contact soient facilement accessibles.</text:p>
          </table:table-cell>
          <table:table-cell table:style-name="Tableau1.A2" office:value-type="string">
            <text:p text:style-name="P6"/>
          </table:table-cell>
        </table:table-row>
        <table:table-row table:style-name="TableLine94421612555680">
          <table:table-cell table:style-name="Tableau1.A2" office:value-type="string">
            <text:p text:style-name="P8">Pro</text:p>
          </table:table-cell>
          <table:table-cell table:style-name="Tableau1.A2" office:value-type="string">
            <text:p text:style-name="P8">Trouver facilement les compétences du développeur</text:p>
          </table:table-cell>
          <table:table-cell table:style-name="Tableau1.A2" office:value-type="string">
            <text:p text:style-name="P6"/>
          </table:table-cell>
        </table:table-row>
        <table:table-row table:style-name="TableLine94421612555680">
          <table:table-cell table:style-name="Tableau1.A2" office:value-type="string">
            <text:p text:style-name="P8">Pro</text:p>
          </table:table-cell>
          <table:table-cell table:style-name="Tableau1.A2" office:value-type="string">
            <text:p text:style-name="P8">Trouver facilement le CV du développeur</text:p>
          </table:table-cell>
          <table:table-cell table:style-name="Tableau1.A2" office:value-type="string">
            <text:p text:style-name="P6"/>
          </table:table-cell>
        </table:table-row>
        <table:table-row table:style-name="TableLine94421612555680">
          <table:table-cell table:style-name="Tableau1.A2" office:value-type="string">
            <text:p text:style-name="P8">Pro</text:p>
          </table:table-cell>
          <table:table-cell table:style-name="Tableau1.A2" office:value-type="string">
            <text:p text:style-name="P8">Que le site soit fluide et respecte les bonnes pratiques d’accessibilité.</text:p>
          </table:table-cell>
          <table:table-cell table:style-name="Tableau1.A2" office:value-type="string">
            <text:p text:style-name="P6"/>
          </table:table-cell>
        </table:table-row>
      </table:table>
      <text:h text:style-name="Heading_20_2" text:outline-level="2">Arborescence</text:h>
      <text:p text:style-name="P18"><text:span text:style-name="T1">Découlant des fonctionnalités ci-dessus, nous pouvons commencer à organiser l’application par pages ou écrans et mettre en place la logique de navigation.</text:span></text:p>
      <text:p text:style-name="P18"><text:span text:style-name="T1"/></text:p>
      <text:p text:style-name="P22"><text:span text:style-name="T1">Barre de navigation commune aux différentes pages :</text:span></text:p>
      <text:p text:style-name="P24"><text:span text:style-name="T1">Accueil / A propos du développeur / Contacter</text:span></text:p>
      <text:p text:style-name="P26"><text:span text:style-name="T1"/></text:p>
      <text:p text:style-name="P20"><text:span text:style-name="T1">Page d’accueil :</text:span></text:p>
      <text:p text:style-name="P23"><text:span text:style-name="T1">Elle contient différentes sections :</text:span></text:p>
      <text:list xml:id="list4215307689" text:style-name="L37">
        <text:list-item>
          <text:p text:style-name="P21"><text:span text:style-name="T1">Le héro : Un titre de description et une image d’illustration.</text:span></text:p>
        </text:list-item>
        <text:list-item>
          <text:p text:style-name="P21"><text:span text:style-name="T1">La section des liens vers les applications, a priori un carrousel en 3D</text:span></text:p>
        </text:list-item>
        <text:list-item>
          <text:p text:style-name="P21"><text:soft-page-break/><text:span text:style-name="T1">La section interactive avec jeux, formulaire de satisfaction, future app de news.</text:span></text:p>
        </text:list-item>
      </text:list>
      <text:p text:style-name="P20"><text:span text:style-name="T1"/></text:p>
      <text:p text:style-name="P20"><text:span text:style-name="T1">Page à propos :</text:span></text:p>
      <text:p text:style-name="P23"><text:span text:style-name="T1">Une photo + une description du parcours pro et perso.</text:span></text:p>
      <text:p text:style-name="P24"><text:span text:style-name="T1">Un lien vers le CV.</text:span></text:p>
      <text:p text:style-name="P25"><text:span text:style-name="T1"/></text:p>
      <text:p text:style-name="P20"><text:span text:style-name="T1">Page de description d’une application :</text:span></text:p>
      <text:p text:style-name="P23"><text:span text:style-name="T1">Une image d’illustration,</text:span></text:p>
      <text:p text:style-name="P23"><text:span text:style-name="T1">Une description de l’application, y compris son histoire.</text:span></text:p>
      <text:p text:style-name="P23"><text:span text:style-name="T1">Les fonctionnalités particulières.</text:span></text:p>
      <text:p text:style-name="P23"><text:span text:style-name="T1">La stack technique.</text:span></text:p>
      <text:p text:style-name="P23"><text:span text:style-name="T1">Un lien vers l’application.</text:span></text:p>
      <text:p text:style-name="P25"><text:span text:style-name="T1"/></text:p>
      <text:h text:style-name="Heading_20_2" text:outline-level="2">Présentation Technique</text:h>
      <text:h text:style-name="Heading_20_2" text:outline-level="2">Technologies utilisées</text:h>
      <text:p text:style-name="Text_20_body"/>
      <text:h text:style-name="Heading_20_3" text:outline-level="3">Front : </text:h>
      <text:list xml:id="list90415867" text:style-name="L2">
        <text:list-item>
          <text:p text:style-name="P15">Framework : <text:span text:style-name="T7">Next.js</text:span></text:p>
        </text:list-item>
        <text:list-item>
          <text:p text:style-name="P15">UI : </text:p>
        </text:list-item>
        <text:list-item>
          <text:p text:style-name="P17">packages spéciaux</text:p>
        </text:list-item>
      </text:list>
      <text:h text:style-name="Heading_20_3" text:outline-level="3">Back :</text:h>
      <text:list xml:id="list3426347079" text:style-name="L3">
        <text:list-item>
          <text:p text:style-name="P16">Framework : </text:p>
        </text:list-item>
        <text:list-item>
          <text:p text:style-name="P16">Bases de données :</text:p>
          <text:list>
            <text:list-item>
              <text:p text:style-name="P16"/>
            </text:list-item>
          </text:list>
        </text:list-item>
      </text:list>
      <text:h text:style-name="Heading_20_2" text:outline-level="2">Navigateurs compatibles</text:h>
      <text:p text:style-name="P19">À définir</text:p>
      <text:h text:style-name="Heading_20_1" text:outline-level="1">Annexes</text:h>
      <text:h text:style-name="Heading_20_2" text:outline-level="2">Wireframes</text:h>
      <text:p text:style-name="P11">Url à définir</text:p>
      <text:h text:style-name="Heading_20_2" text:outline-level="2">MCD, MLD et Dictionnaire de données</text:h>
      <text:h text:style-name="Heading_20_3" text:outline-level="3">MCD</text:h>
      <text:p text:style-name="Text_20_body">Insérer le MCD</text:p>
      <text:h text:style-name="Heading_20_3" text:outline-level="3"><text:soft-page-break/>Dictionnaire de données</text:h>
      <text:p text:style-name="Text_20_body"><text:span text:style-name="T3">Table </text:span><text:span text:style-name="T5">app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Line94421768252496">
          <table:table-cell table:style-name="Tableau5.A1" office:value-type="string">
            <text:p text:style-name="P4">Field</text:p>
          </table:table-cell>
          <table:table-cell table:style-name="Tableau5.A1" office:value-type="string">
            <text:p text:style-name="P4">Type</text:p>
          </table:table-cell>
          <table:table-cell table:style-name="Tableau5.A1" office:value-type="string">
            <text:p text:style-name="P4">Constraints</text:p>
          </table:table-cell>
          <table:table-cell table:style-name="Tableau5.A1" office:value-type="string">
            <text:p text:style-name="P4">Description</text:p>
          </table:table-cell>
        </table:table-row>
        <table:table-row table:style-name="TableLine94421713340592">
          <table:table-cell table:style-name="Tableau5.A1" office:value-type="string">
            <text:p text:style-name="P3">id</text:p>
          </table:table-cell>
          <table:table-cell table:style-name="Tableau5.A1" office:value-type="string">
            <text:p text:style-name="P3">int</text:p>
          </table:table-cell>
          <table:table-cell table:style-name="Tableau5.A1" office:value-type="string">
            <text:p text:style-name="P2">GENERATED ALWAYS AS IDENTITY PRIMARY KEY, NOT NULL</text:p>
          </table:table-cell>
          <table:table-cell table:style-name="Tableau5.A1" office:value-type="string">
            <text:p text:style-name="P9"><text:span text:style-name="T1">identifier of the </text:span><text:span text:style-name="T2">app</text:span></text:p>
          </table:table-cell>
        </table:table-row>
        <table:table-row table:style-name="TableLine94421713341120">
          <table:table-cell table:style-name="Tableau5.A1" office:value-type="string">
            <text:p text:style-name="P5">title</text:p>
          </table:table-cell>
          <table:table-cell table:style-name="Tableau5.A1" office:value-type="string">
            <text:p text:style-name="P3">text</text:p>
          </table:table-cell>
          <table:table-cell table:style-name="Tableau5.A1" office:value-type="string">
            <text:p text:style-name="P3">NOT NULL, UNIQUE</text:p>
          </table:table-cell>
          <table:table-cell table:style-name="Tableau5.A1" office:value-type="string">
            <text:p text:style-name="P5">App name</text:p>
          </table:table-cell>
        </table:table-row>
        <table:table-row table:style-name="TableLine94421713342032">
          <table:table-cell table:style-name="Tableau5.A1" office:value-type="string">
            <text:p text:style-name="P5">image</text:p>
          </table:table-cell>
          <table:table-cell table:style-name="Tableau5.A1" office:value-type="string">
            <text:p text:style-name="P3">text</text:p>
          </table:table-cell>
          <table:table-cell table:style-name="Tableau5.A1" office:value-type="string">
            <text:p text:style-name="P3">NOT NULL</text:p>
          </table:table-cell>
          <table:table-cell table:style-name="Tableau5.A1" office:value-type="string">
            <text:p text:style-name="P5">Image url</text:p>
          </table:table-cell>
        </table:table-row>
        <table:table-row table:style-name="TableLine94421713342992">
          <table:table-cell table:style-name="Tableau5.A1" office:value-type="string">
            <text:p text:style-name="P5">desc</text:p>
          </table:table-cell>
          <table:table-cell table:style-name="Tableau5.A1" office:value-type="string">
            <text:p text:style-name="P3">text</text:p>
          </table:table-cell>
          <table:table-cell table:style-name="Tableau5.A1" office:value-type="string">
            <text:p text:style-name="P3">NOT NULL</text:p>
          </table:table-cell>
          <table:table-cell table:style-name="Tableau5.A1" office:value-type="string">
            <text:p text:style-name="P5">App description</text:p>
          </table:table-cell>
        </table:table-row>
      </table:table>
      <text:p text:style-name="P10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Avenir" svg:font-family="Avenir, 'lucida grande', tahoma, verdan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adornments="Italique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2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Arial1" fo:font-family="Arial" style:font-style-name="Italique" style:font-family-generic="swiss" style:font-pitch="variable" fo:font-size="14pt" fo:font-style="italic" fo:font-weight="normal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fo:text-align="center" style:justify-single-word="false"/>
      <style:text-properties style:font-name="Arial2" fo:font-family="Arial" style:font-style-name="Normal" style:font-family-generic="swiss" style:font-pitch="variable" fo:font-size="24pt" fo:font-weight="normal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 fo:text-align="center" style:justify-single-word="false"/>
      <style:text-properties style:font-name="Arial2" fo:font-family="Arial" style:font-style-name="Normal" style:font-family-generic="swiss" style:font-pitch="variable" fo:font-size="18pt" fo:font-weight="normal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1T18:54:25.201795216</meta:creation-date>
    <dc:date>2021-12-01T18:27:56.315828963</dc:date>
    <meta:editing-duration>P2DT1H13M45S</meta:editing-duration>
    <meta:editing-cycles>4</meta:editing-cycles>
    <meta:generator>LibreOffice/6.4.7.2$Linux_X86_64 LibreOffice_project/40$Build-2</meta:generator>
    <meta:document-statistic meta:table-count="2" meta:image-count="0" meta:object-count="0" meta:page-count="4" meta:paragraph-count="104" meta:word-count="537" meta:character-count="3280" meta:non-whitespace-character-count="2852"/>
  </office:meta>
</office:document-meta>
</file>